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54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name="Picture 76" text:anchor-type="paragraph" svg:x="0in" svg:y="-0.99404in" svg:width="8.2605in" svg:height="11.66042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z-index="251659264" draw:style-name="a1" draw:name="Picture 77" text:anchor-type="paragraph" svg:x="0in" svg:y="-0.98305in" svg:width="8.25424in" svg:height="11.67655in" style:rel-width="scale" style:rel-height="scale"><draw:image xlink:href="media/image2.png" xlink:type="simple" xlink:show="embed" xlink:actuate="onLoad"/><svg:title/><svg:desc/></draw:frame>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DefaultParagraphFont" style:family="text">
      <style:text-properties fo:language="en" fo:country="GB"/>
    </style:style>
    <style:style style:name="P4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5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6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7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8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9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0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1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3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4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5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6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7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8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19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0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1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3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4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5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6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7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8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29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0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1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3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4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5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6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7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8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39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0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1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3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4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5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6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7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8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49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50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51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  <style:text-properties fo:language="en" fo:country="GB"/>
    </style:style>
    <style:style style:name="P5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  <style:style style:name="T53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footer>
        <text:p text:style-name="P2"><text:span text:style-name="T3">1</text:span></text:p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><text:page-number text:fixed="false">2</text:page-number><text:s/>|<text:s/><text:span text:style-name="T53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enoveva shanessa</meta:initial-creator>
    <dc:creator>genoveva shanessa</dc:creator>
    <meta:creation-date>2022-12-07T05:47:00Z</meta:creation-date>
    <dc:date>2022-12-10T06:15:00Z</dc:date>
    <meta:template xlink:href="Normal.dotm" xlink:type="simple"/>
    <meta:editing-cycles>1</meta:editing-cycles>
    <meta:editing-duration>PT0S</meta:editing-duration>
    <meta:document-statistic meta:page-count="2" meta:paragraph-count="1" meta:word-count="0" meta:character-count="5" meta:row-count="1" meta:non-whitespace-character-count="5"/>
  </office:meta>
</office:document-meta>
</file>